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53B80000494821C6C040.svm" manifest:media-type=""/>
  <manifest:file-entry manifest:full-path="Pictures/20000009000053830000492EA78ABAB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266de" officeooo:paragraph-rsid="000266d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style:text-underline-style="none" fo:font-weight="bold" officeooo:rsid="000266de" officeooo:paragraph-rsid="000266d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style:text-underline-style="none" fo:font-weight="normal" officeooo:rsid="000266de" officeooo:paragraph-rsid="000266de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03cbeb" officeooo:paragraph-rsid="0003cbeb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048e77" officeooo:paragraph-rsid="00048e77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font-size="13pt" fo:font-style="normal" style:text-underline-style="none" fo:font-weight="normal" officeooo:rsid="0003cbeb" officeooo:paragraph-rsid="0003cbeb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48e7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Sniper</text:p>
      <text:p text:style-name="P2"/>
      <text:p text:style-name="P3">Instrukcja użytkownika</text:p>
      <text:p text:style-name="P3"/>
      <text:p text:style-name="P4"/>
      <text:p text:style-name="P4"/>
      <text:p text:style-name="P4"/>
      <text:p text:style-name="P4"><draw:frame draw:style-name="fr1" draw:name="Obraz1" text:anchor-type="paragraph" svg:width="17cm" svg:height="14.896cm" draw:z-index="0"><draw:image xlink:href="Pictures/20000009000053830000492EA78ABAB8.svm" xlink:type="simple" xlink:show="embed" xlink:actuate="onLoad"/></draw:frame></text:p>
      <text:p text:style-name="P4">Po otwarciu aplikacji w polu (1) należy wpisać słowa kluczowe, których poszukuje się w artykułach w bazach wybranych na liście (3).<text:span text:style-name="T1"> Aby wykonać wyszukiwanie należy wcisnąć przycisk (2). Wyszukiwanie trwa od kilkunastu do kilkudziesięciu sekund. Wynik pojawia się na rozwijanej liście (4), na której każde wyszukiwanie tworzy nowy wpis. W ten sposób przechowywana jest historia wyników poprzednich wyszukiwań.</text:span></text:p>
      <text:p text:style-name="P4"/>
      <text:p text:style-name="P6"><draw:frame draw:style-name="fr2" draw:name="Obraz2" text:anchor-type="paragraph" svg:width="17cm" svg:height="14.882cm" draw:z-index="1"><draw:image xlink:href="Pictures/20000009000053B80000494821C6C040.svm" xlink:type="simple" xlink:show="embed" xlink:actuate="onLoad"/></draw:frame></text:p>
      <text:p text:style-name="P5">Po dwukrotnym kliknięciu myszą na wynik wyszukiwania rozwija się lista odnalezionych artykułów. Po zaznaczeniu interesującego tytułu należy kliknąć klawisz "Z" - pobierany wtedy jest opis bibliograficzny danej pozycji, którym wypełniane są pozycje poniżej wyników wyszukiwania. Czerwoną ramką zaznaczono adres URL, spod którego należy w przypadku zainteresowania ręcznie ściągnąć dany artykuł. <text:span text:style-name="T2">Ze względu na zakaz maszynowego masowego ściągania artykułów, aplikacja nie pobiera ich automatycznie.</text:span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6:48:36.745000000</meta:creation-date>
    <dc:date>2016-06-17T17:08:10.924000000</dc:date>
    <meta:editing-duration>PT18M34S</meta:editing-duration>
    <meta:editing-cycles>3</meta:editing-cycles>
    <meta:generator>LibreOffice/4.2.2.1$Windows_x86 LibreOffice_project/3be8cda0bddd8e430d8cda1ebfd581265cca5a0f</meta:generator>
    <meta:document-statistic meta:table-count="0" meta:image-count="2" meta:object-count="0" meta:page-count="2" meta:paragraph-count="4" meta:word-count="124" meta:character-count="935" meta:non-whitespace-character-count="815"/>
  </office:meta>
</office:document-meta>
</file>